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T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 fo:font-style="italic" style:font-style-asian="italic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T12" style:parent-style-name="DefaultParagraphFont" style:family="text">
      <style:text-properties fo:font-weight="bold" style:font-weight-asian="bold" fo:font-style="italic" style:font-style-asian="italic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P15" style:parent-style-name="Standard" style:list-style-name="LFO1" style:family="paragraph"/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Standard" style:list-style-name="LFO1" style:family="paragraph"/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P24" style:parent-style-name="Standard" style:list-style-name="LFO1" style:family="paragraph"/>
    <style:style style:name="T25" style:parent-style-name="DefaultParagraphFont" style:family="text">
      <style:text-properties fo:font-weight="bold" style:font-weight-asian="bold" fo:font-style="italic" style:font-style-asian="italic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list-style-name="LFO1" style:family="paragraph"/>
    <style:style style:name="T28" style:parent-style-name="DefaultParagraphFont" style:family="text">
      <style:text-properties fo:font-weight="bold" style:font-weight-asian="bold"/>
    </style:style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family="paragraph">
      <style:text-properties fo:font-weight="bold" style:font-weight-asian="bold"/>
    </style:style>
    <style:style style:name="P39" style:parent-style-name="Standard" style:family="paragraph">
      <style:text-properties fo:font-weight="bold" style:font-weight-asian="bold"/>
    </style:style>
    <style:style style:name="P40" style:parent-style-name="Standard" style:list-style-name="LFO2" style:family="paragraph"/>
    <style:style style:name="P41" style:parent-style-name="Standard" style:list-style-name="LFO2" style:family="paragraph"/>
    <style:style style:name="P42" style:parent-style-name="Standard" style:list-style-name="LFO2" style:family="paragraph"/>
    <style:style style:name="P43" style:parent-style-name="Standard" style:list-style-name="LFO2" style:family="paragraph"/>
    <style:style style:name="P44" style:parent-style-name="Standard" style:list-style-name="LFO2" style:family="paragraph"/>
    <style:style style:name="P45" style:parent-style-name="Standard" style:list-style-name="LFO2" style:family="paragraph"/>
    <style:style style:name="P46" style:parent-style-name="Standard" style:list-style-name="LFO2" style:family="paragraph"/>
    <style:style style:name="P47" style:parent-style-name="Standard" style:family="paragraph">
      <style:text-properties fo:font-weight="bold" style:font-weight-asian="bold"/>
    </style:style>
    <style:style style:name="P48" style:parent-style-name="Standard" style:list-style-name="LFO3" style:family="paragraph"/>
    <style:style style:name="P49" style:parent-style-name="Standard" style:list-style-name="LFO3" style:family="paragraph"/>
    <style:style style:name="P50" style:parent-style-name="Standard" style:list-style-name="LFO3" style:family="paragraph"/>
    <style:style style:name="P51" style:parent-style-name="Standard" style:list-style-name="LFO3" style:family="paragraph"/>
    <style:style style:name="P52" style:parent-style-name="Standard" style:list-style-name="LFO3" style:family="paragraph"/>
    <style:style style:name="P53" style:parent-style-name="Standard" style:list-style-name="LFO3" style:family="paragraph"/>
    <style:style style:name="P54" style:parent-style-name="Standard" style:list-style-name="LFO3" style:family="paragraph"/>
    <style:style style:name="P55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Full Question:</text:p>
      <text:p text:style-name="Standard">User can search the hotels. He can book the rooms in a particular hotel. Hotel staff can book the room on behalf of the user. Hotel staff can manage everything such as housekeeping logs in their system for their hotel.</text:p>
      <text:p text:style-name="Standard"/>
      <text:p text:style-name="Standard"/>
      <text:p text:style-name="Standard"><text:span text:style-name="T2">Requirement</text:span><text:span text:style-name="T3">:</text:span></text:p>
      <text:list text:style-name="LFO1" text:continue-numbering="true">
        <text:list-item>
          <text:p text:style-name="P4"><text:span text:style-name="T5">User</text:span><text:s/>(guest, customer) can<text:s/><text:span text:style-name="T6">search</text:span><text:span text:style-name="T7">(interface)</text:span><text:s/>(Search by<text:s/><text:span text:style-name="T8">HotelBrand</text:span>, location, price) the<text:s/><text:span text:style-name="T9">Hotel</text:span>.</text:p>
        </text:list-item>
        <text:list-item>
          <text:p text:style-name="P10">User can Login/Logout/Register.</text:p>
        </text:list-item>
        <text:list-item>
          <text:p text:style-name="P11">He can<text:s/><text:span text:style-name="T12">Search</text:span><text:span text:style-name="T13">(interface)</text:span><text:s/>the<text:s/><text:span text:style-name="T14">room</text:span><text:s/>inside Hotel.</text:p>
        </text:list-item>
        <text:list-item>
          <text:p text:style-name="P15">User can make<text:s/><text:span text:style-name="T16">Booking</text:span>. So he can Book the<text:s/><text:span text:style-name="T17">Room ( DeluxeRoom, Standard</text:span><text:span text:style-name="T18">Room</text:span><text:span text:style-name="T19"><text:s text:c="2"/>)</text:span>. While Booking he can make<text:s/><text:span text:style-name="T20">Payment (Apply Coupon)</text:span><text:s/>(or Pay the bill).</text:p>
        </text:list-item>
        <text:list-item>
          <text:p text:style-name="P21">He can cancel the<text:s/><text:span text:style-name="T22">Booking ( Refund, Notification, RoomAvailablity )</text:span><text:span text:style-name="T23">.</text:span></text:p>
        </text:list-item>
        <text:list-item>
          <text:p text:style-name="P24">User can modify the Bookings (<text:span text:style-name="T25">Notification</text:span><text:span text:style-name="T26">(interface different types)</text:span><text:s/>will be generated).</text:p>
        </text:list-item>
        <text:list-item>
          <text:p text:style-name="P27"><text:span text:style-name="T28">Receptionist</text:span><text:s/>can Book/Modify/cancel the bookings on behalf of the user.</text:p>
        </text:list-item>
        <text:list-item>
          <text:p text:style-name="P29">Receptionists can add/modify/remove the room inside the hotel.</text:p>
        </text:list-item>
        <text:list-item>
          <text:p text:style-name="P30">Receptionist can Check-in( VerificationUser(), provideKeys() ) or check-out( CollectPayment(),getKey() ).</text:p>
        </text:list-item>
        <text:list-item>
          <text:p text:style-name="P31">User can order services.</text:p>
        </text:list-item>
        <text:list-item>
          <text:p text:style-name="P32"><text:span text:style-name="T33">Housekeeper</text:span><text:s/>can perform<text:s/><text:span text:style-name="T34">Services</text:span><text:span text:style-name="T35">(interface)</text:span><text:s/>(Housekeeping, FoodItems etc).</text:p>
        </text:list-item>
        <text:list-item>
          <text:p text:style-name="P36">Maintain the Service logs.</text:p>
        </text:list-item>
        <text:list-item>
          <text:p text:style-name="P37">Manager can hire and fire staff. ( I will consider in version-2)<text:s/></text:p>
        </text:list-item>
      </text:list>
      <text:p text:style-name="Standard"/>
      <text:p text:style-name="Standard"/>
      <text:p text:style-name="P38">Find Use-Case/Actor</text:p>
      <text:p text:style-name="P39">Actor</text:p>
      <text:list text:style-name="LFO2" text:continue-numbering="true">
        <text:list-item>
          <text:p text:style-name="P40">User</text:p>
          <text:list text:continue-numbering="true">
            <text:list-item>
              <text:p text:style-name="P41">Guest<text:s/></text:p>
            </text:list-item>
            <text:list-item>
              <text:p text:style-name="P42">Customer</text:p>
            </text:list-item>
            <text:list-item>
              <text:p text:style-name="P43">Receptionist</text:p>
            </text:list-item>
            <text:list-item>
              <text:p text:style-name="P44">Housekeeper</text:p>
            </text:list-item>
            <text:list-item>
              <text:p text:style-name="P45">Manager</text:p>
            </text:list-item>
            <text:list-item>
              <text:p text:style-name="P46">System</text:p>
            </text:list-item>
          </text:list>
        </text:list-item>
      </text:list>
      <text:p text:style-name="Standard"/>
      <text:p text:style-name="P47">UseCase:</text:p>
      <text:list text:style-name="LFO3" text:continue-numbering="true">
        <text:list-item>
          <text:p text:style-name="P48">Search room</text:p>
        </text:list-item>
        <text:list-item>
          <text:p text:style-name="P49">Delete account</text:p>
        </text:list-item>
        <text:list-item>
          <text:p text:style-name="P50">Checkin</text:p>
        </text:list-item>
        <text:list-item>
          <text:p text:style-name="P51">Checkout</text:p>
        </text:list-item>
        <text:list-item>
          <text:p text:style-name="P52">Keep logs</text:p>
        </text:list-item>
        <text:list-item>
          <text:p text:style-name="P53">Maintain the history of bookings\</text:p>
        </text:list-item>
        <text:list-item>
          <text:p text:style-name="P54">Add/modify/ remove the rooms</text:p>
        </text:list-item>
      </text:list>
      <text:p text:style-name="P55"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Lokesh Sharma</dc:creator>
    <meta:creation-date>2009-04-16T11:32:00Z</meta:creation-date>
    <dc:date>2020-03-08T03:15:00Z</dc:date>
    <meta:template xlink:href="Normal" xlink:type="simple"/>
    <meta:editing-cycles>14</meta:editing-cycles>
    <meta:editing-duration>PT528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06" meta:character-count="1379" meta:row-count="9" meta:non-whitespace-character-count="1175"/>
  </office:meta>
</office:document-meta>
</file>